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3de" officeooo:paragraph-rsid="00134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e_1 = Pose(</text:p>
      <text:p text:style-name="P1"><text:s text:c="16"/>position=Point(</text:p>
      <text:p text:style-name="P1"><text:s text:c="20"/>x=0.08,</text:p>
      <text:p text:style-name="P1"><text:s text:c="20"/>y=-0.83,</text:p>
      <text:p text:style-name="P1"><text:s text:c="20"/>z=0.34,</text:p>
      <text:p text:style-name="P1"><text:s text:c="16"/>),</text:p>
      <text:p text:style-name="P1"><text:s text:c="16"/>orientation=Quaternion(</text:p>
      <text:p text:style-name="P1"><text:s text:c="20"/>x=0.68,</text:p>
      <text:p text:style-name="P1"><text:s text:c="20"/>y=0.72,</text:p>
      <text:p text:style-name="P1"><text:s text:c="20"/>z=0.007,</text:p>
      <text:p text:style-name="P1"><text:s text:c="20"/>w=0.002,</text:p>
      <text:p text:style-name="P1"><text:s text:c="16"/>),</text:p>
      <text:p text:style-name="P1"><text:s text:c="12"/>)</text:p>
      <text:p text:style-name="P1"></text:p>
      <text:p text:style-name="P1">pose_2 = Pose(</text:p>
      <text:p text:style-name="P1"><text:s text:c="16"/>position=Point(</text:p>
      <text:p text:style-name="P1"><text:s text:c="20"/>x=0.30,</text:p>
      <text:p text:style-name="P1"><text:s text:c="20"/>y=-0.81,</text:p>
      <text:p text:style-name="P1"><text:s text:c="20"/>z=0.30,</text:p>
      <text:p text:style-name="P1"><text:s text:c="16"/>),</text:p>
      <text:p text:style-name="P1"><text:s text:c="16"/>orientation=Quaternion(</text:p>
      <text:p text:style-name="P1"><text:s text:c="20"/>x=0.70,</text:p>
      <text:p text:style-name="P1"><text:s text:c="20"/>y=0.71,</text:p>
      <text:p text:style-name="P1"><text:s text:c="20"/>z=0.037,</text:p>
      <text:p text:style-name="P1"><text:s text:c="20"/>w=0.003,</text:p>
      <text:p text:style-name="P1"><text:s text:c="16"/>),</text:p>
      <text:p text:style-name="P1"><text:s text:c="12"/>)</text:p>
      <text:p text:style-name="P1"></text:p>
      <text:p text:style-name="P1">pose_3 = Pose(</text:p>
      <text:p text:style-name="P1"><text:s text:c="16"/>position=Point(</text:p>
      <text:p text:style-name="P1"><text:s text:c="20"/>x=0.54,</text:p>
      <text:p text:style-name="P1"><text:s text:c="20"/>y=-0.58,</text:p>
      <text:p text:style-name="P1"><text:s text:c="20"/>z=0.33,</text:p>
      <text:p text:style-name="P1"><text:s text:c="16"/>),</text:p>
      <text:p text:style-name="P1"><text:s text:c="16"/>orientation=Quaternion(</text:p>
      <text:p text:style-name="P1"><text:s text:c="20"/>x=0.036,</text:p>
      <text:p text:style-name="P1"><text:s text:c="20"/>y=0.998,</text:p>
      <text:p text:style-name="P1"><text:s text:c="20"/>z=0.027,</text:p>
      <text:p text:style-name="P1"><text:s text:c="20"/>w=-0.011,</text:p>
      <text:p text:style-name="P1"><text:s text:c="16"/>),</text:p>
      <text:p text:style-name="P1"><text:s text:c="12"/>)</text:p>
      <text:p text:style-name="P1">pose_4 = Pose(</text:p>
      <text:p text:style-name="P1"><text:s text:c="16"/>position=Point(</text:p>
      <text:p text:style-name="P1"><text:s text:c="20"/>x=0.61,</text:p>
      <text:p text:style-name="P1"><text:s text:c="20"/>y=-0.56,</text:p>
      <text:p text:style-name="P1"><text:s text:c="20"/>z=0.34,</text:p>
      <text:p text:style-name="P1"><text:s text:c="16"/>),</text:p>
      <text:p text:style-name="P1"><text:s text:c="16"/>orientation=Quaternion(</text:p>
      <text:p text:style-name="P1"><text:s text:c="20"/>x=0.99,</text:p>
      <text:p text:style-name="P1"><text:soft-page-break/><text:s text:c="20"/>y=-0.039,</text:p>
      <text:p text:style-name="P1"><text:s text:c="20"/>z=0.002,</text:p>
      <text:p text:style-name="P1"><text:s text:c="20"/>w=-0.024,</text:p>
      <text:p text:style-name="P1"><text:s text:c="16"/>),</text:p>
      <text:p text:style-name="P1"><text:s text:c="12"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5:27:39.230181200</meta:creation-date>
    <dc:date>2019-11-22T15:28:59.441058095</dc:date>
    <meta:editing-duration>P0D</meta:editing-duration>
    <meta:editing-cycles>1</meta:editing-cycles>
    <meta:document-statistic meta:table-count="0" meta:image-count="0" meta:object-count="0" meta:page-count="2" meta:paragraph-count="54" meta:word-count="60" meta:character-count="1359" meta:non-whitespace-character-count="434"/>
    <meta:generator>LibreOffice/4.2.8.2$Linux_X86_64 LibreOffice_project/420m0$Build-2</meta:generator>
  </office:meta>
</office:document-meta>
</file>